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nry M. Meyer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There are sorrows so profound; so crushing of the human spirit/ that an attempt to relieve them must inevitably prove of no a-/-vail; utterly fruitless. <text:s/>Nay: to speak thereof sympathetically,/ might be to add intensity to grief, and why should mortals/ make the burden beneath which fellow creatures bend still hea-/-vier, when it does not lie in their power to lighten its weight?/ <text:s/>I will not increase the agony of a father bereft of his only/ son--so necessary to his happiness--, shortly after having sus-/-tained the irreparable loss of a fondly loved wife. <text:s/>I will not aggravate/ the distress of sisters, whose eyes were yet moistened with/ the tears shed for the deprivation of the companionship of a/ revered mother, when a newer misfortune befell them. <text:s/>I shall/ keep silent on the sudden crash which has overwhelmed a/ family in Israel with dread and its numerous friends with dis-/-may. <text:s/>But wrong as it might be in me to deepen a wound/ opened afresh by untimely speaking, I would be surely at fault/ in withholding a meed of praise from real merit, when my words/ may serve as an incentive to good, even if they do not bring/ soothing comfort to the mourners./</text:p>
      <text:p text:style-name="P3">Henry M. Meyers possessed traits of character, worthy of a laudable/</text:p>
      <text:p text:style-name="P3"/>
      <text:p text:style-name="P3">[Page 2]</text:p>
      <text:p text:style-name="P3">mention at this hour, when the body through which/ those qualities were manifested is about to be removed from/ among the living. He was a man of generous impulses./ <text:s/>To do his neighbor good; to promote the cause of public/ education and Jewish worship, he did not stop to calcu-/-late how much <text:soft-page-break/>would his time and his purse be taxed./ <text:s/>He gave without stint and the act made him not/ boastful but joyful. <text:s/>Within late years our lamented/ brother afforded me the opportunity of observing his voluntary/ contributions to the maintenance of the dwelling of prayer; I have/ heard likewise of his frequent visits to schools of which he/ was a director, and of his gifts to enhance their usefulness,/ and I was told of his sympathetic aid to persons reduced/ from a high to a lowly condition and of his benefactions/ which are the noblest, because performed stealthily, un-/-ostentatiously. <text:s/>If it be true, and we dare not doubt/ it, that [Hebrew] Charity delivers from the/ power of Death, then the soul of our departed brother/ is being wafted to the serene regions of eternity, where/ a sainted being awaits to greet his entrance./ <text:s/>Still, it is not rare to meet individuals who promptly res-/-pond to the occasional calls made on their liberality,/</text:p>
      <text:p text:style-name="P3"/>
      <text:p text:style-name="P3">[Page 3]</text:p>
      <text:p text:style-name="P3">but who are remiss in duties which demand constant self-/control and denial. <text:s/>Filial obedience, fraternal consideration and/ forbearance are obligations requiring the continual exercise of ab-/-negation. <text:s/>Who will say now in the presence of the dead one that/ he failed or wavered in the practice of that virtue? <text:s/>Whatever/ early years may have been, I <text:span text:style-name="T1">can only</text:span><text:span text:style-name="T2"> who can judge but of later times testify to/ the veneration of Henry M. Meyers for his mother while she walked/ in the land of the living. <text:s/>I have witnessed the anguish of his/ soul at the decease of her that had given him birth; I have/ noted the evidences of his respect to her memory; and all my/ hearers are aware of his endeavours to surround the home of/ his father and relatives with comforts. <text:s/>Now: Israelites, if this/ existence held the full measure of our desires; if when the spirit/ which quickens our body leaves its earthly abode, we were to strand/ and go adrift and </text:span><text:span text:style-name="T1">be lost perish</text:span><text:span text:style-name="T2"> be wrecked for ever, then we might murmur/ and charge our Creator with injustice, for our brother ought/ to have continued here for as long a term again as that which/ he had been permitted to enjoy hitherto. <text:s/>But reason and/ faith proclaim the deathlessness of our sentiments and aspi-/-rations. <text:s/>Reason tells us that the spirit which </text:span><text:span text:style-name="T1">quickens us</text:span><text:span text:style-name="T2"> vitalizes/ our being can no more </text:span><text:span text:style-name="T1">perish</text:span><text:span text:style-name="T2"> </text:span><text:span text:style-name="T1">be lost</text:span><text:span text:style-name="T2"> perish than the harmony of music be/ lost, because the instrument which gave forth sweet sounds/ was broken./</text:span></text:p>
      <text:p text:style-name="P6"/>
      <text:p text:style-name="P6">[Page 4]</text:p>
      <text:p text:style-name="P3"><text:span text:style-name="T2">Religion points to immortality as our destined/ heritage. <text:s/>Imagine, say the Rabbis that a parent/ bids his child fetch from the roof </text:span><text:span text:style-name="T1">young</text:span><text:span text:style-name="T2"> unfledged pigeons, and/ that the obedient youth after having put the hen to flight, </text:span><text:span text:style-name="T1">the</text:span><text:span text:style-name="T2">/ </text:span><text:span text:style-name="T1">hen,</text:span><text:span text:style-name="T2"> which might not grieve at the seizure of her young,/ falls and dies in the act of coming down, where would/ be the truth of the divine declaration that filial duti-/-fulness and kindness even towards animals secure hap-/-piness, where, if immortality were not our final/ habitation? <text:s/>Oh that it were in my power to make the/ disconsolate feel at </text:span><text:span text:style-name="T1">this</text:span><text:span text:style-name="T2"> hour so certain a hereafter as our/ prophets and sages felt; of a hereafter in comparably more/ pleasurable than the fleeting present! <text:s/>They would remember</text:span><text:span text:style-name="T1">s</text:span><text:span text:style-name="T2">/ the virtues of the deceased and look upwards with consolation./ <text:s/>But who is it that has asked </text:span><text:span text:style-name="T1">me</text:span><text:span text:style-name="T2"> whether I can declare Henry M./ Meyers virtuous? <text:s/>Let </text:span><text:span text:style-name="T3">him</text:span><text:span text:style-name="T4"> come forward and tell the history of the/ departed. <text:s/>I did not undertake to recite it. <text:s/>Were I even fully/ conversant with it I would not relate it at this time. <text:s/>I simply/ desired to set forth merits which I have discovered that they may/ be reproduced in our offspring to the honor of our belief &amp; the advantage of society at large. <text:s/>The sins of youth, the shortcomings/ of riper age, the neglect of ancestral ordinances are not a sub-/-ject which I feel called upon to discuss as an accuser./ <text:s/>(The address was lengthened by exhortations &amp; prayers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4:06:53.06</meta:creation-date>
    <dc:date>2012-11-15T11:54:56.61</dc:date>
    <meta:editing-duration>PT12M2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0" meta:word-count="1105" meta:character-count="6716"/>
  </office:meta>
</office:document-meta>
</file>